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085" table:content-validation-name="val2" table:style-name="ce6">
            <text:p>10,085</text:p>
          </table:table-cell>
          <table:table-cell office:value-type="float" office:value="9202.1731028337308" table:content-validation-name="val1" table:style-name="ce9">
            <text:p>9,202.17</text:p>
          </table:table-cell>
          <table:table-cell office:value-type="float" office:value="20849" table:content-validation-name="val2" table:style-name="ce6">
            <text:p>20,849</text:p>
          </table:table-cell>
          <table:table-cell office:value-type="float" office:value="19543.481668606462" table:content-validation-name="val1" table:style-name="ce9">
            <text:p>19,543.48</text:p>
          </table:table-cell>
          <table:table-cell office:value-type="float" office:value="12590" table:content-validation-name="val2" table:style-name="ce6">
            <text:p>12,590</text:p>
          </table:table-cell>
          <table:table-cell office:value-type="float" office:value="12215.383964713703" table:content-validation-name="val1" table:style-name="ce9">
            <text:p>12,215.38</text:p>
          </table:table-cell>
          <table:table-cell office:value-type="float" office:value="4720" table:content-validation-name="val2" table:style-name="ce6">
            <text:p>4,720</text:p>
          </table:table-cell>
          <table:table-cell office:value-type="float" office:value="4626.3475825827054" table:content-validation-name="val1" table:style-name="ce9">
            <text:p>4,626.35</text:p>
          </table:table-cell>
          <table:table-cell office:value-type="float" office:value="352" table:content-validation-name="val2" table:style-name="ce6">
            <text:p>352</text:p>
          </table:table-cell>
          <table:table-cell office:value-type="float" office:value="348.52432432439997" table:content-validation-name="val1" table:style-name="ce9">
            <text:p>348.52</text:p>
          </table:table-cell>
          <table:table-cell office:value-type="float" office:value="155" table:content-validation-name="val2" table:style-name="ce6">
            <text:p>155</text:p>
          </table:table-cell>
          <table:table-cell office:value-type="float" office:value="152.60132028619998" table:content-validation-name="val1" table:style-name="ce9">
            <text:p>152.60</text:p>
          </table:table-cell>
          <table:table-cell office:value-type="float" office:value="48751" table:style-name="ce7">
            <text:p>48,751</text:p>
          </table:table-cell>
          <table:table-cell office:value-type="float" office:value="46088.51" table:style-name="ce8">
            <text:p>46,088.51</text:p>
          </table:table-cell>
          <table:table-cell office:value-type="float" office:value="4623" table:content-validation-name="val4" table:style-name="ce6">
            <text:p>4,623</text:p>
          </table:table-cell>
          <table:table-cell office:value-type="float" office:value="4480.8" table:content-validation-name="val1" table:style-name="ce9">
            <text:p>4,480.80</text:p>
          </table:table-cell>
          <table:table-cell office:value-type="float" office:value="587" table:content-validation-name="val4" table:style-name="ce6">
            <text:p>587</text:p>
          </table:table-cell>
          <table:table-cell office:value-type="float" office:value="581.74" table:content-validation-name="val1" table:style-name="ce9">
            <text:p>581.74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9">
            <text:p>0.00</text:p>
          </table:table-cell>
          <table:table-cell office:value-type="float" office:value="5210" table:style-name="ce7">
            <text:p>5,210</text:p>
          </table:table-cell>
          <table:table-cell office:value-type="float" office:value="5062.54" table:style-name="ce8">
            <text:p>5,062.54</text:p>
          </table:table-cell>
          <table:table-cell table:style-name="ce9"/>
          <table:table-cell office:value-type="float" office:value="53961" table:style-name="ce7">
            <text:p>53,961</text:p>
          </table:table-cell>
          <table:table-cell office:value-type="float" office:value="51151.05" table:style-name="ce8">
            <text:p>51,151.05</text:p>
          </table:table-cell>
          <table:table-cell office:value-type="currency" office:value="136715728.72999999" table:content-validation-name="val5" table:style-name="ce10">
            <text:p>£136,715,728.73</text:p>
          </table:table-cell>
          <table:table-cell office:value-type="currency" office:value="13561384.470000008" table:content-validation-name="val5" table:style-name="ce10">
            <text:p>£13,561,384.47</text:p>
          </table:table-cell>
          <table:table-cell office:value-type="currency" office:value="3449127.88" table:content-validation-name="val5" table:style-name="ce10">
            <text:p>£3,449,127.88</text:p>
          </table:table-cell>
          <table:table-cell office:value-type="currency" office:value="1755079.9400000002" table:content-validation-name="val5" table:style-name="ce10">
            <text:p>£1,755,079.94</text:p>
          </table:table-cell>
          <table:table-cell office:value-type="currency" office:value="39901810.420000009" table:content-validation-name="val5" table:style-name="ce10">
            <text:p>£39,901,810.42</text:p>
          </table:table-cell>
          <table:table-cell office:value-type="currency" office:value="15892918.720000003" table:content-validation-name="val5" table:style-name="ce10">
            <text:p>£15,892,918.72</text:p>
          </table:table-cell>
          <table:table-cell office:value-type="currency" office:value="211276050.16" table:style-name="ce11">
            <text:p>£211,276,050.16</text:p>
          </table:table-cell>
          <table:table-cell office:value-type="currency" office:value="17467612.799999997" table:content-validation-name="val5" table:style-name="ce10">
            <text:p>£17,467,612.80</text:p>
          </table:table-cell>
          <table:table-cell office:value-type="currency" office:value="31050751.599999998" table:content-validation-name="val5" table:style-name="ce10">
            <text:p>£31,050,751.60</text:p>
          </table:table-cell>
          <table:table-cell office:value-type="currency" office:value="48518364.399999999" table:style-name="ce11">
            <text:p>£48,518,364.40</text:p>
          </table:table-cell>
          <table:table-cell office:value-type="currency" office:value="259794414.56" table:style-name="ce12">
            <text:p>£259,794,414.56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14" table:content-validation-name="val2" table:style-name="ce6">
            <text:p>414</text:p>
          </table:table-cell>
          <table:table-cell office:value-type="float" office:value="312.26" table:content-validation-name="val1" table:style-name="ce9">
            <text:p>312.26</text:p>
          </table:table-cell>
          <table:table-cell office:value-type="float" office:value="331" table:content-validation-name="val2" table:style-name="ce6">
            <text:p>331</text:p>
          </table:table-cell>
          <table:table-cell office:value-type="float" office:value="297.57" table:content-validation-name="val1" table:style-name="ce9">
            <text:p>297.57</text:p>
          </table:table-cell>
          <table:table-cell office:value-type="float" office:value="478" table:content-validation-name="val2" table:style-name="ce6">
            <text:p>478</text:p>
          </table:table-cell>
          <table:table-cell office:value-type="float" office:value="461.69" table:content-validation-name="val1" table:style-name="ce9">
            <text:p>461.69</text:p>
          </table:table-cell>
          <table:table-cell office:value-type="float" office:value="103" table:content-validation-name="val2" table:style-name="ce6">
            <text:p>103</text:p>
          </table:table-cell>
          <table:table-cell office:value-type="float" office:value="100.35" table:content-validation-name="val1" table:style-name="ce9">
            <text:p>100.35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9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9">
            <text:p>0.00</text:p>
          </table:table-cell>
          <table:table-cell office:value-type="float" office:value="1336" table:style-name="ce7">
            <text:p>1,336</text:p>
          </table:table-cell>
          <table:table-cell office:value-type="float" office:value="1181.8696216194" table:style-name="ce8">
            <text:p>1,181.87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9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9">
            <text:p>0.00</text:p>
          </table:table-cell>
          <table:table-cell office:value-type="float" office:value="19" table:content-validation-name="val1" table:style-name="ce6">
            <text:p>19</text:p>
          </table:table-cell>
          <table:table-cell office:value-type="float" office:value="19" table:content-validation-name="val3" table:style-name="ce9">
            <text:p>19.00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8">
            <text:p>19.00</text:p>
          </table:table-cell>
          <table:table-cell table:style-name="ce9"/>
          <table:table-cell office:value-type="float" office:value="1355" table:style-name="ce7">
            <text:p>1,355</text:p>
          </table:table-cell>
          <table:table-cell office:value-type="float" office:value="1200.8699999999999" table:style-name="ce8">
            <text:p>1,200.87</text:p>
          </table:table-cell>
          <table:table-cell office:value-type="currency" office:value="3285010.7599999993" table:content-validation-name="val5" table:style-name="ce10">
            <text:p>£3,285,010.76</text:p>
          </table:table-cell>
          <table:table-cell office:value-type="currency" office:value="182401.61" table:content-validation-name="val5" table:style-name="ce10">
            <text:p>£182,401.61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92204.47" table:content-validation-name="val5" table:style-name="ce10">
            <text:p>£92,204.47</text:p>
          </table:table-cell>
          <table:table-cell office:value-type="currency" office:value="885144.09" table:content-validation-name="val5" table:style-name="ce10">
            <text:p>£885,144.09</text:p>
          </table:table-cell>
          <table:table-cell office:value-type="currency" office:value="369745.56" table:content-validation-name="val5" table:style-name="ce10">
            <text:p>£369,745.56</text:p>
          </table:table-cell>
          <table:table-cell office:value-type="currency" office:value="4814506.49" table:style-name="ce11">
            <text:p>£4,814,506.49</text:p>
          </table:table-cell>
          <table:table-cell office:value-type="currency" office:value="169655.86" table:content-validation-name="val5" table:style-name="ce10">
            <text:p>£169,655.8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69655.86" table:style-name="ce11">
            <text:p>£169,655.86</text:p>
          </table:table-cell>
          <table:table-cell office:value-type="currency" office:value="4984162.3499999996" table:style-name="ce12">
            <text:p>£4,984,162.3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67" table:content-validation-name="val2" table:style-name="ce6">
            <text:p>167</text:p>
          </table:table-cell>
          <table:table-cell office:value-type="float" office:value="161.77000000000001" table:content-validation-name="val1" table:style-name="ce9">
            <text:p>161.77</text:p>
          </table:table-cell>
          <table:table-cell office:value-type="float" office:value="388" table:content-validation-name="val2" table:style-name="ce6">
            <text:p>388</text:p>
          </table:table-cell>
          <table:table-cell office:value-type="float" office:value="366.54" table:content-validation-name="val1" table:style-name="ce9">
            <text:p>366.54</text:p>
          </table:table-cell>
          <table:table-cell office:value-type="float" office:value="393" table:content-validation-name="val2" table:style-name="ce6">
            <text:p>393</text:p>
          </table:table-cell>
          <table:table-cell office:value-type="float" office:value="386.12" table:content-validation-name="val1" table:style-name="ce9">
            <text:p>386.12</text:p>
          </table:table-cell>
          <table:table-cell office:value-type="float" office:value="41" table:content-validation-name="val2" table:style-name="ce6">
            <text:p>41</text:p>
          </table:table-cell>
          <table:table-cell office:value-type="float" office:value="39.6" table:content-validation-name="val1" table:style-name="ce9">
            <text:p>39.60</text:p>
          </table:table-cell>
          <table:table-cell office:value-type="float" office:value="13" table:content-validation-name="val2" table:style-name="ce6">
            <text:p>13</text:p>
          </table:table-cell>
          <table:table-cell office:value-type="float" office:value="13" table:content-validation-name="val1" table:style-name="ce9">
            <text:p>13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9">
            <text:p>0.00</text:p>
          </table:table-cell>
          <table:table-cell office:value-type="float" office:value="1002" table:style-name="ce7">
            <text:p>1,002</text:p>
          </table:table-cell>
          <table:table-cell office:value-type="float" office:value="967.03" table:style-name="ce8">
            <text:p>967.03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9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9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9">
            <text:p>0.0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8">
            <text:p>1.00</text:p>
          </table:table-cell>
          <table:table-cell table:style-name="ce9"/>
          <table:table-cell office:value-type="float" office:value="1003" table:style-name="ce7">
            <text:p>1,003</text:p>
          </table:table-cell>
          <table:table-cell office:value-type="float" office:value="968.03" table:style-name="ce8">
            <text:p>968.03</text:p>
          </table:table-cell>
          <table:table-cell office:value-type="currency" office:value="3980744" table:content-validation-name="val5" table:style-name="ce10">
            <text:p>£3,980,744.00</text:p>
          </table:table-cell>
          <table:table-cell office:value-type="currency" office:value="141603" table:content-validation-name="val5" table:style-name="ce10">
            <text:p>£141,603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5088" table:content-validation-name="val5" table:style-name="ce10">
            <text:p>£15,088.00</text:p>
          </table:table-cell>
          <table:table-cell office:value-type="currency" office:value="1087813" table:content-validation-name="val5" table:style-name="ce10">
            <text:p>£1,087,813.00</text:p>
          </table:table-cell>
          <table:table-cell office:value-type="currency" office:value="484594" table:content-validation-name="val5" table:style-name="ce10">
            <text:p>£484,594.00</text:p>
          </table:table-cell>
          <table:table-cell office:value-type="currency" office:value="5709842" table:style-name="ce11">
            <text:p>£5,709,842.00</text:p>
          </table:table-cell>
          <table:table-cell office:value-type="currency" office:value="3360" table:content-validation-name="val5" table:style-name="ce10">
            <text:p>£3,360.00</text:p>
          </table:table-cell>
          <table:table-cell office:value-type="currency" office:value="39484" table:content-validation-name="val5" table:style-name="ce10">
            <text:p>£39,484.00</text:p>
          </table:table-cell>
          <table:table-cell office:value-type="currency" office:value="42844" table:style-name="ce11">
            <text:p>£42,844.00</text:p>
          </table:table-cell>
          <table:table-cell office:value-type="currency" office:value="5752686" table:style-name="ce12">
            <text:p>£5,752,686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4" table:content-validation-name="val2" table:style-name="ce6">
            <text:p>14</text:p>
          </table:table-cell>
          <table:table-cell office:value-type="float" office:value="11.23" table:content-validation-name="val1" table:style-name="ce9">
            <text:p>11.23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6" table:content-validation-name="val1" table:style-name="ce9">
            <text:p>6.00</text:p>
          </table:table-cell>
          <table:table-cell office:value-type="float" office:value="38" table:content-validation-name="val2" table:style-name="ce6">
            <text:p>38</text:p>
          </table:table-cell>
          <table:table-cell office:value-type="float" office:value="36.619999999999997" table:content-validation-name="val1" table:style-name="ce9">
            <text:p>36.62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6" table:content-validation-name="val1" table:style-name="ce9">
            <text:p>6.00</text:p>
          </table:table-cell>
          <table:table-cell office:value-type="float" office:value="3" table:content-validation-name="val2" table:style-name="ce6">
            <text:p>3</text:p>
          </table:table-cell>
          <table:table-cell office:value-type="float" office:value="2.8" table:content-validation-name="val1" table:style-name="ce9">
            <text:p>2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9">
            <text:p>0.00</text:p>
          </table:table-cell>
          <table:table-cell office:value-type="float" office:value="71" table:style-name="ce7">
            <text:p>71</text:p>
          </table:table-cell>
          <table:table-cell office:value-type="float" office:value="62.65" table:style-name="ce8">
            <text:p>62.65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9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9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9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.00</text:p>
          </table:table-cell>
          <table:table-cell table:style-name="ce9"/>
          <table:table-cell office:value-type="float" office:value="71" table:style-name="ce7">
            <text:p>71</text:p>
          </table:table-cell>
          <table:table-cell office:value-type="float" office:value="62.65" table:style-name="ce8">
            <text:p>62.65</text:p>
          </table:table-cell>
          <table:table-cell office:value-type="currency" office:value="238023.2" table:content-validation-name="val5" table:style-name="ce10">
            <text:p>£238,023.2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63000.41" table:content-validation-name="val5" table:style-name="ce10">
            <text:p>£63,000.41</text:p>
          </table:table-cell>
          <table:table-cell office:value-type="currency" office:value="26418.91" table:content-validation-name="val5" table:style-name="ce10">
            <text:p>£26,418.91</text:p>
          </table:table-cell>
          <table:table-cell office:value-type="currency" office:value="327442.52" table:style-name="ce11">
            <text:p>£327,442.52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27442.52" table:style-name="ce11">
            <text:p>£327,442.52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1" table:content-validation-name="val2" table:style-name="ce6">
            <text:p>91</text:p>
          </table:table-cell>
          <table:table-cell office:value-type="float" office:value="85.55" table:content-validation-name="val1" table:style-name="ce9">
            <text:p>85.55</text:p>
          </table:table-cell>
          <table:table-cell office:value-type="float" office:value="124" table:content-validation-name="val2" table:style-name="ce6">
            <text:p>124</text:p>
          </table:table-cell>
          <table:table-cell office:value-type="float" office:value="121.99" table:content-validation-name="val1" table:style-name="ce9">
            <text:p>121.99</text:p>
          </table:table-cell>
          <table:table-cell office:value-type="float" office:value="100" table:content-validation-name="val2" table:style-name="ce6">
            <text:p>100</text:p>
          </table:table-cell>
          <table:table-cell office:value-type="float" office:value="99.23" table:content-validation-name="val1" table:style-name="ce9">
            <text:p>99.23</text:p>
          </table:table-cell>
          <table:table-cell office:value-type="float" office:value="22" table:content-validation-name="val2" table:style-name="ce6">
            <text:p>22</text:p>
          </table:table-cell>
          <table:table-cell office:value-type="float" office:value="21.4" table:content-validation-name="val1" table:style-name="ce9">
            <text:p>21.40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6" table:content-validation-name="val1" table:style-name="ce9">
            <text:p>6.00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1.88" table:content-validation-name="val1" table:style-name="ce9">
            <text:p>1.88</text:p>
          </table:table-cell>
          <table:table-cell office:value-type="float" office:value="349" table:style-name="ce7">
            <text:p>349</text:p>
          </table:table-cell>
          <table:table-cell office:value-type="float" office:value="336.05" table:style-name="ce8">
            <text:p>336.05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9">
            <text:p>0.00</text:p>
          </table:table-cell>
          <table:table-cell office:value-type="float" office:value="2" table:content-validation-name="val4" table:style-name="ce6">
            <text:p>2</text:p>
          </table:table-cell>
          <table:table-cell office:value-type="float" office:value="2" table:content-validation-name="val1" table:style-name="ce9">
            <text:p>2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9">
            <text:p>0.0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.00</text:p>
          </table:table-cell>
          <table:table-cell table:style-name="ce9"/>
          <table:table-cell office:value-type="float" office:value="351" table:style-name="ce7">
            <text:p>351</text:p>
          </table:table-cell>
          <table:table-cell office:value-type="float" office:value="338.05" table:style-name="ce8">
            <text:p>338.05</text:p>
          </table:table-cell>
          <table:table-cell office:value-type="currency" office:value="1415350.59" table:content-validation-name="val5" table:style-name="ce10">
            <text:p>£1,415,350.59</text:p>
          </table:table-cell>
          <table:table-cell office:value-type="currency" office:value="15584.65" table:content-validation-name="val5" table:style-name="ce10">
            <text:p>£15,584.65</text:p>
          </table:table-cell>
          <table:table-cell office:value-type="currency" office:value="86582.5" table:content-validation-name="val5" table:style-name="ce10">
            <text:p>£86,582.50</text:p>
          </table:table-cell>
          <table:table-cell office:value-type="currency" office:value="7649.2" table:content-validation-name="val5" table:style-name="ce10">
            <text:p>£7,649.20</text:p>
          </table:table-cell>
          <table:table-cell office:value-type="currency" office:value="333846.02" table:content-validation-name="val5" table:style-name="ce10">
            <text:p>£333,846.02</text:p>
          </table:table-cell>
          <table:table-cell office:value-type="currency" office:value="174028.07" table:content-validation-name="val5" table:style-name="ce10">
            <text:p>£174,028.07</text:p>
          </table:table-cell>
          <table:table-cell office:value-type="currency" office:value="2033041.03" table:style-name="ce11">
            <text:p>£2,033,041.03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1460.6" table:content-validation-name="val5" table:style-name="ce10">
            <text:p>£11,460.60</text:p>
          </table:table-cell>
          <table:table-cell office:value-type="currency" office:value="11460.6" table:style-name="ce11">
            <text:p>£11,460.60</text:p>
          </table:table-cell>
          <table:table-cell office:value-type="currency" office:value="2044501.63" table:style-name="ce12">
            <text:p>£2,044,501.63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9">
            <text:p>4.00</text:p>
          </table:table-cell>
          <table:table-cell office:value-type="float" office:value="11" table:content-validation-name="val2" table:style-name="ce6">
            <text:p>11</text:p>
          </table:table-cell>
          <table:table-cell office:value-type="float" office:value="10.5" table:content-validation-name="val1" table:style-name="ce9">
            <text:p>10.50</text:p>
          </table:table-cell>
          <table:table-cell office:value-type="float" office:value="87" table:content-validation-name="val2" table:style-name="ce6">
            <text:p>87</text:p>
          </table:table-cell>
          <table:table-cell office:value-type="float" office:value="85.13" table:content-validation-name="val1" table:style-name="ce9">
            <text:p>85.13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7.8" table:content-validation-name="val1" table:style-name="ce9">
            <text:p>7.80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9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9">
            <text:p>0.00</text:p>
          </table:table-cell>
          <table:table-cell office:value-type="float" office:value="114" table:style-name="ce7">
            <text:p>114</text:p>
          </table:table-cell>
          <table:table-cell office:value-type="float" office:value="111.42999999999999" table:style-name="ce8">
            <text:p>111.43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9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9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9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.00</text:p>
          </table:table-cell>
          <table:table-cell table:style-name="ce9"/>
          <table:table-cell office:value-type="float" office:value="114" table:style-name="ce7">
            <text:p>114</text:p>
          </table:table-cell>
          <table:table-cell office:value-type="float" office:value="111.42999999999999" table:style-name="ce8">
            <text:p>111.43</text:p>
          </table:table-cell>
          <table:table-cell office:value-type="currency" office:value="336332.84" table:content-validation-name="val5" table:style-name="ce10">
            <text:p>£336,332.84</text:p>
          </table:table-cell>
          <table:table-cell office:value-type="currency" office:value="6783.73" table:content-validation-name="val5" table:style-name="ce10">
            <text:p>£6,783.73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7137.85" table:content-validation-name="val5" table:style-name="ce10">
            <text:p>£87,137.85</text:p>
          </table:table-cell>
          <table:table-cell office:value-type="currency" office:value="37395.46" table:content-validation-name="val5" table:style-name="ce10">
            <text:p>£37,395.46</text:p>
          </table:table-cell>
          <table:table-cell office:value-type="currency" office:value="467649.88" table:style-name="ce11">
            <text:p>£467,649.88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67649.88" table:style-name="ce12">
            <text:p>£467,649.8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12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Raji Mathew John</meta:initial-creator>
    <dc:creator>Raji Mathew John</dc:creator>
    <meta:creation-date>2022-05-25T10:02:41Z</meta:creation-date>
    <dc:date>2024-01-25T12:41:02Z</dc:date>
  </office:meta>
</office:document-meta>
</file>